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20190523">
        <table:table-row>
          <table:table-cell office:value-type="string">
            <text:p>liuyc_lukc_1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1_prius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2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2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3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3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4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4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5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5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6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6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7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7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8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8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9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9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10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10_prius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1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1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2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2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3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3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4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4_prius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5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5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6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6_prius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7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7_prius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8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8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9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9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10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10_prius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</table:table>
      <table:table table:name="test">
        <table:table-row>
          <table:table-cell office:value="1" office:value-type="float">
            <text:p>1</text:p>
          </table:table-cell>
          <table:table-cell office:value="2" office:value-type="float">
            <text:p>2</text:p>
          </table:table-cell>
          <table:table-cell office:value="3" office:value-type="float">
            <text:p>3</text:p>
          </table:table-cell>
        </table:table-row>
        <table:table-row>
          <table:table-cell office:value="4" office:value-type="float">
            <text:p>4</text:p>
          </table:table-cell>
          <table:table-cell office:value="5" office:value-type="float">
            <text:p>5</text:p>
          </table:table-cell>
          <table:table-cell office:value="6" office:value-type="float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